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HUAMANI QUISPE, JU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AMANI QUISPE, JUAN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CELESTINO HUAMANI, JULIO CESA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POLLO BB FRANCES ROJO (POLLIPAVOS)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39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9:07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